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3992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</style:style>
    <style:style style:name="ce9" style:family="table-cell" style:parent-style-name="Excel_20_Built-in_20_Hyperlink">
      <style:text-properties fo:language="en" fo:country="US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rotation-align="none"/>
      <style:text-properties fo:color="#c9211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4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number-columns-repeated="1022" table:default-cell-style-name="Default"/>
        <table:table-row table:style-name="ro1"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Link</text:p>
          </table:table-cell>
          <table:table-cell table:style-name="ce38" office:value-type="string" calcext:value-type="string">
            <text:p>Status</text:p>
          </table:table-cell>
          <table:table-cell table:style-name="ce38" office:value-type="string" calcext:value-type="string">
            <text:p>Comment</text:p>
          </table:table-cell>
          <table:table-cell table:style-name="ce38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/SillyPacks.xlsx</text:p>
          </table:table-cell>
          <table:table-cell table:style-name="ce39" office:value-type="string" calcext:value-type="string">
            <text:p>DONE</text:p>
          </table:table-cell>
          <table:table-cell office:value-type="string" calcext:value-type="string">
            <text:p>2k23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>
            <text:p>Download</text:p>
          </table:table-cell>
          <table:table-cell table:style-name="ce38" office:value-type="string" calcext:value-type="string">
            <text:p>URL</text:p>
          </table:table-cell>
          <table:table-cell table:style-name="ce38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9" office:value-type="string" calcext:value-type="string">
            <text:p>https://sillyventure.eu/download/sv2k23we_pack.zip 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menu\SillyMenu-CMC-Module.cmc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menu\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SillyMenu-Texts.asm</text:p>
          </table:table-cell>
          <table:table-cell office:value-type="string" calcext:value-type="string">
            <text:p>SillyMenu-Texts.asm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menu\Noter-Music.mp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menu\Noter-Music.txt</text:p>
          </table:table-cell>
          <table:table-cell office:value-type="string" calcext:value-type="string">
            <text:p>..\menu\Noter-Music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menu\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.\Make-File-List.ba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1" table:number-columns-repeated="1015" table:default-cell-style-name="ce46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42" office:value-type="string" calcext:value-type="string">
            <text:p>TODO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omment</text:p>
          </table:table-cell>
          <table:table-cell table:style-name="ce42" table:number-columns-repeated="1014"/>
        </table:table-row>
        <table:table-row table:style-name="ro1">
          <table:table-cell table:style-name="ce43" office:value-type="string" calcext:value-type="string">
            <text:p>BONUS:README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ESC, LEF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Mono, 2nd POKEY supported</text:p>
          </table:table-cell>
          <table:table-cell table:style-name="ce47" table:formula="of:=MID([.A2];1;FIND(&quot;:&quot;;[.A2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3" office:value-type="string" calcext:value-type="string">
            <text:p>BONUS:SV23WELO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3];1;FIND(&quot;:&quot;;[.A3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BRITISHC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4];1;FIND(&quot;:&quot;;[.A4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ATASCII:INSPEC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5];1;FIND(&quot;:&quot;;[.A5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3" table:number-columns-repeated="1016"/>
        </table:table-row>
        <table:table-row table:style-name="ro1">
          <table:table-cell table:style-name="ce43" office:value-type="string" calcext:value-type="string">
            <text:p>ATASCII:CAVENU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6];1;FIND(&quot;:&quot;;[.A6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number-columns-repeated="1014"/>
        </table:table-row>
        <table:table-row table:style-name="ro1">
          <table:table-cell table:style-name="ce43" office:value-type="string" calcext:value-type="string">
            <text:p>ATASCII:CAVEQS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7];1;FIND(&quot;:&quot;;[.A7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CAVETD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8];1;FIND(&quot;:&quot;;[.A8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LIFTOFF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9];1;FIND(&quot;:&quot;;[.A9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BKLAGOON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10];1;FIND(&quot;:&quot;;[.A10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CYBORGOP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11];1;FIND(&quot;:&quot;;[.A11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SHADE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12];1;FIND(&quot;:&quot;;[.A12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URTIMATI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COLD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3];1;FIND(&quot;:&quot;;[.A13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KAMINRO</text:p>
          </table:table-cell>
          <table:table-cell table:style-name="ce47" office:value-type="string" calcext:value-type="string">
            <text:p>OK (FIXED)</text:p>
          </table:table-cell>
          <table:table-cell table:style-name="ce50" office:value-type="string" calcext:value-type="string">
            <text:p>COLD (FIXED)</text:p>
          </table:table-cell>
          <table:table-cell table:style-name="ce50" office:value-type="string" calcext:value-type="string">
            <text:p>ESC, 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4];1;FIND(&quot;:&quot;;[.A14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CHICKENL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ESC, 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5];1;FIND(&quot;:&quot;;[.A15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256:MORSE</text:p>
          </table:table-cell>
          <table:table-cell table:style-name="ce47" office:value-type="string" calcext:value-type="string">
            <text:p>OK (FIXED)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6];1;FIND(&quot;:&quot;;[.A16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0" office:value-type="string" calcext:value-type="string">
            <text:p>Requires BASIC REV. C</text:p>
          </table:table-cell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COLD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7];1;FIND(&quot;:&quot;;[.A17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AU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8];1;FIND(&quot;:&quot;;[.A18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MYJEWELS</text:p>
          </table:table-cell>
          <table:table-cell table:style-name="ce47" office:value-type="string" calcext:value-type="string">
            <text:p>OK (FIXED)</text:p>
          </table:table-cell>
          <table:table-cell table:style-name="ce54" office:value-type="string" calcext:value-type="string">
            <text:p>NOT OK</text:p>
          </table:table-cell>
          <table:table-cell table:style-name="ce47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Stereo</text:p>
          </table:table-cell>
          <table:table-cell table:style-name="ce47" table:formula="of:=MID([.A19];1;FIND(&quot;:&quot;;[.A19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 office:value-type="string" calcext:value-type="string">
            <text:p>WhatsApp sen 05-10-2024</text:p>
          </table:table-cell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ZDENDADD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LEFT, 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0];1;FIND(&quot;:&quot;;[.A20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INTRO256:RETURNBS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1];1;FIND(&quot;:&quot;;[.A21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256:ZELAX30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2];1;FIND(&quot;:&quot;;[.A22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W256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3];1;FIND(&quot;:&quot;;[.A23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ILLYBEE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4];1;FIND(&quot;:&quot;;[.A24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GALAX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Stereo</text:p>
          </table:table-cell>
          <table:table-cell table:style-name="ce47" table:formula="of:=MID([.A25];1;FIND(&quot;:&quot;;[.A25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0" office:value-type="string" calcext:value-type="string">
            <text:p>Requires Atari XL OS Rev. 2</text:p>
          </table:table-cell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BABYJAG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6];1;FIND(&quot;:&quot;;[.A26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WINTERB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Stereo</text:p>
          </table:table-cell>
          <table:table-cell table:style-name="ce47" table:formula="of:=MID([.A27];1;FIND(&quot;:&quot;;[.A27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OFFSHOO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8];1;FIND(&quot;:&quot;;[.A28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PARTTI23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Mono, 2nd POKEY supported</text:p>
          </table:table-cell>
          <table:table-cell table:style-name="ce47" table:formula="of:=MID([.A29];1;FIND(&quot;:&quot;;[.A29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DANCENOW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0];1;FIND(&quot;:&quot;;[.A30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ZELAX30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1];1;FIND(&quot;:&quot;;[.A31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BEEPEMVI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2];1;FIND(&quot;:&quot;;[.A32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DEMO:BONUS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3];1;FIND(&quot;:&quot;;[.A33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WILD:SAPRTOOL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LEFT, 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4];1;FIND(&quot;:&quot;;[.A3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WILD:SAPR01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35];1;FIND(&quot;:&quot;;[.A3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Default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2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36];1;FIND(&quot;:&quot;;[.A3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3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7];1;FIND(&quot;:&quot;;[.A3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4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8];1;FIND(&quot;:&quot;;[.A3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5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9];1;FIND(&quot;:&quot;;[.A3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6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40];1;FIND(&quot;:&quot;;[.A4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7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1];1;FIND(&quot;:&quot;;[.A4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8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42];1;FIND(&quot;:&quot;;[.A42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48"/>
          <table:table-cell table:number-columns-repeated="1014"/>
        </table:table-row>
        <table:table-row table:style-name="ro1">
          <table:table-cell table:style-name="ce43" office:value-type="string" calcext:value-type="string">
            <text:p>WILD:SAPR09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3];1;FIND(&quot;:&quot;;[.A43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0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4];1;FIND(&quot;:&quot;;[.A4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1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5];1;FIND(&quot;:&quot;;[.A4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2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6];1;FIND(&quot;:&quot;;[.A4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3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7];1;FIND(&quot;:&quot;;[.A4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4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8];1;FIND(&quot;:&quot;;[.A4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5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9];1;FIND(&quot;:&quot;;[.A4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6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50];1;FIND(&quot;:&quot;;[.A5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7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51];1;FIND(&quot;:&quot;;[.A5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8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52];1;FIND(&quot;:&quot;;[.A52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38" office:value-type="string" calcext:value-type="string">
            <text:p>Steps Required</text:p>
          </table:table-cell>
          <table:table-cell table:style-name="ce45" table:formula="of:=ROWS(STEPS)*COLUMNS(STEPS)"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Not done</text:p>
          </table:table-cell>
          <table:table-cell table:style-name="ce45" table:formula="of:=COUNTIF(STEPS;&quot;&quot;)" office:value-type="float" office:value="0" calcext:value-type="float">
            <text:p>0</text:p>
          </table:table-cell>
          <table:table-cell table:style-name="ce39"/>
          <table:table-cell table:number-columns-repeated="4"/>
          <table:table-cell table:style-name="ce39"/>
          <table:table-cell table:number-columns-repeated="1016"/>
        </table:table-row>
        <table:table-row table:style-name="ro1">
          <table:table-cell table:style-name="ce38" office:value-type="string" calcext:value-type="string">
            <text:p>Steps Not OK</text:p>
          </table:table-cell>
          <table:table-cell table:style-name="ce45" table:formula="of:=COUNTIF(STEPS;&quot;NOT OK&quot;)+COUNTIF(STEPS;&quot;NOT OK (Hangs)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Done</text:p>
          </table:table-cell>
          <table:table-cell table:style-name="ce49" table:formula="of:=1-[.B55]/[.B54]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Available</text:p>
          </table:table-cell>
          <table:table-cell table:style-name="ce45" table:formula="of:=ROWS(STEPS)" office:value-type="float" office:value="51" calcext:value-type="float">
            <text:p>51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5" table:formula="of:=COUNTIF([.H1:.H52];&quot;NO&quot;)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TODO</text:p>
          </table:table-cell>
          <table:table-cell table:style-name="ce45" table:formula="of:=COUNTIF([.H2:.H53];&quot;YES&quot;)" office:value-type="float" office:value="1" calcext:value-type="float">
            <text:p>1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9" table:formula="of:=1-[.B60]/[.B58]" office:value-type="percentage" office:value="0.980392156862745" calcext:value-type="percentage">
            <text:p>98%</text:p>
          </table:table-cell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52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Bonuses</text:p>
          </table:table-cell>
          <table:table-cell table:style-name="ce39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Songs</text:p>
          </table:table-cell>
          <table:table-cell table:style-name="ce39" table:formula="of:=COUNTIF([$Entries.G$1:$Entries.G$1048576];&quot;MSX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raphics</text:p>
          </table:table-cell>
          <table:table-cell table:style-name="ce39" table:formula="of:=COUNTIF([$Entries.G$1:$Entries.G$1048576];&quot;GF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Intros</text:p>
          </table:table-cell>
          <table:table-cell table:style-name="ce39" table:formula="of:=COUNTIF([$Entries.G$1:$Entries.G$1048576];&quot;INTRO256&quot;)+COUNTIF([$Entries.G$1:$Entries.G$1048576];&quot;INTRO16K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Demos</text:p>
          </table:table-cell>
          <table:table-cell table:style-name="ce39" table:formula="of:=COUNTIF([$Entries.G$1:$Entries.G$1048576];&quot;DEMO&quot;)+COUNTIF([$Entries.G$1:$Entries.G$1048576];&quot;DEMOVBXE&quot;)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ames</text:p>
          </table:table-cell>
          <table:table-cell table:style-name="ce39" table:formula="of:=COUNTIF([$Entries.G$1:$Entries.G$1048576];&quot;GAME&quot;)+COUNTIF([$Entries.G$1:$Entries.G$1048576];&quot;GAME256&quot;)" office:value-type="float" office:value="5" calcext:value-type="float">
            <text:p>5</text:p>
          </table:table-cell>
          <table:table-cell/>
          <table:table-cell table:style-name="ce56"/>
          <table:table-cell table:number-columns-repeated="60"/>
        </table:table-row>
        <table:table-row table:style-name="ro1">
          <table:table-cell table:style-name="ce39" office:value-type="string" calcext:value-type="string">
            <text:p>Wilds</text:p>
          </table:table-cell>
          <table:table-cell table:style-name="ce39" table:formula="of:=COUNTIF([$Entries.G$1:$Entries.G$1048576];&quot;WILD&quot;)" office:value-type="float" office:value="19" calcext:value-type="float">
            <text:p>19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39" table:formula="of:=SUM([.B2:.B8])" office:value-type="float" office:value="45" calcext:value-type="float">
            <text:p>45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52"/>
      </table:named-expressions>
      <table:database-ranges>
        <table:database-range table:name="__Anonymous_Sheet_DB__1" table:target-range-address="Entries.A1:Entries.G5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 style:data-style-name="N2" text:time-value="03:02:18.2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10-05T03:06:24.832000000</dc:date>
    <meta:editing-cycles>821</meta:editing-cycles>
    <meta:editing-duration>P13DT11H42M1S</meta:editing-duration>
    <meta:generator>LibreOffice/7.1.5.2$Windows_x86 LibreOffice_project/85f04e9f809797b8199d13c421bd8a2b025d52b5</meta:generator>
    <meta:document-statistic meta:table-count="3" meta:cell-count="535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